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>
      <style:text-properties fo:font-style="italic" style:font-style-asian="italic" style:font-style-complex="italic"/>
    </style:style>
    <style:style style:name="ce118" style:family="table-cell" style:parent-style-name="Default">
      <style:table-cell-properties style:vertical-align="top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6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1">
      <style:table-cell-properties style:vertical-align="top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3"/>
        <table:table-column table:style-name="co8" table:default-cell-style-name="ce93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0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7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8"/>
          <table:table-cell table:number-columns-repeated="3"/>
          <table:table-cell table:style-name="ce108"/>
          <table:table-cell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3"/>
          <table:table-cell table:number-columns-repeated="4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78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57" table:number-columns-repeated="3"/>
          <table:table-cell table:style-name="ce110"/>
          <table:table-cell/>
          <table:table-cell table:style-name="ce78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7"/>
          <table:table-cell table:number-columns-repeated="2"/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16" office:value-type="string" calcext:value-type="string">
            <text:p>Week 0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2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3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4</text:p>
          </table:table-cell>
          <table:table-cell table:number-columns-repeated="2"/>
          <table:table-cell table:style-name="ce110"/>
          <table:table-cell table:style-name="ce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number-columns-repeated="2"/>
          <table:table-cell table:style-name="ce117"/>
          <table:table-cell/>
          <table:table-cell table:style-name="ce57"/>
          <table:table-cell table:style-name="ce107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10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5"/>
          <table:table-cell table:style-name="ce111"/>
          <table:table-cell table:style-name="ce105"/>
          <table:table-cell/>
          <table:table-cell table:style-name="ce117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7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First Exam</text:p>
          </table:table-cell>
          <table:table-cell table:style-name="ce106"/>
          <table:table-cell table:style-name="ce112"/>
          <table:table-cell table:style-name="ce114"/>
          <table:table-cell table:style-name="ce117"/>
          <table:table-cell table:style-name="ce117" office:value-type="string" calcext:value-type="string">
            <text:p>Particip.</text:p>
          </table:table-cell>
          <table:table-cell table:style-name="ce117"/>
          <table:table-cell table:style-name="ce112"/>
          <table:table-cell table:style-name="ce114"/>
          <table:table-cell table:style-name="ce130" office:value-type="string" calcext:value-type="string">
            <text:p>HW_0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2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3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7"/>
          <table:table-cell table:style-name="ce93"/>
          <table:table-cell table:style-name="ce78"/>
          <table:table-cell table:style-name="ce67" table:number-columns-repeated="2"/>
          <table:table-cell table:style-name="ce78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18"/>
          <table:table-cell table:style-name="ce117" table:number-columns-repeated="2"/>
          <table:table-cell table:style-name="ce112"/>
          <table:table-cell table:style-name="ce114"/>
          <table:table-cell table:style-name="ce50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55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4])+(0.6*[.H14])+(0.3*[.I14])" office:value-type="float" office:value="8.9225" calcext:value-type="float">
            <text:p>8.9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2"/>
          <table:table-cell table:style-name="ce107"/>
          <table:table-cell office:value-type="string" calcext:value-type="string">
            <text:p>Fer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Fer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5])+(0.6*[.H15])+(0.3*[.I15])" office:value-type="float" office:value="6.5725" calcext:value-type="float">
            <text:p>6.6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7"/>
          <table:table-cell office:value-type="string" calcext:value-type="string">
            <text:p>Ashle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Ashley</text:p>
          </table:table-cell>
          <table:table-cell table:style-name="ce7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float" office:value="5.9875" calcext:value-type="float">
            <text:p>6.0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75" calcext:value-type="float">
            <text:p>8.4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7"/>
          <table:table-cell office:value-type="string" calcext:value-type="string">
            <text:p>Man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Manuel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7])+(0.6*[.H17])+(0.3*[.I17])" office:value-type="float" office:value="5.6725" calcext:value-type="float">
            <text:p>5.7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7"/>
          <table:table-cell office:value-type="string" calcext:value-type="string">
            <text:p>Siren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irenia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float" office:value="6.6775" calcext:value-type="float">
            <text:p>6.7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1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Zuri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/>
          <table:table-cell table:style-name="ce138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Zuri</text:p>
          </table:table-cell>
          <table:table-cell table:style-name="ce138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19])+(0.6*[.H19])+(0.3*[.I19])" office:value-type="float" office:value="5.6575" calcext:value-type="float">
            <text:p>5.7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7"/>
          <table:table-cell office:value-type="string" calcext:value-type="string">
            <text:p>Oswald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/>
          <table:table-cell table:style-name="ce72"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waldo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float" office:value="5.7775" calcext:value-type="float">
            <text:p>5.8</text:p>
          </table:table-cell>
          <table:table-cell table:style-name="ce8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table:number-columns-repeated="2"/>
          <table:table-cell table:style-name="ce64" office:value-type="string" calcext:value-type="string">
            <text:p>Renata</text:p>
          </table:table-cell>
          <table:table-cell table:style-name="ce72"/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/>
          <table:table-cell table:style-name="ce72"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Renata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1])+(0.6*[.H21])+(0.3*[.I21])" office:value-type="float" office:value="6.3325" calcext:value-type="float">
            <text:p>6.3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7"/>
          <table:table-cell office:value-type="string" calcext:value-type="string">
            <text:p>Sof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2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8" table:formula="of:=(0.1*[.G22])+(0.6*[.H22])+(0.3*[.I22])" office:value-type="float" office:value="6.5875" calcext:value-type="float">
            <text:p>6.6</text:p>
          </table:table-cell>
          <table:table-cell table:style-name="ce9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7"/>
          <table:table-cell office:value-type="string" calcext:value-type="string">
            <text:p>Nad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float" office:value="6.4375" calcext:value-type="float">
            <text:p>6.4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08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niela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38"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2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4])+(0.6*[.H24])+(0.3*[.I24])" office:value-type="string" office:string-value="" calcext:value-type="error">
            <text:p>#VALUE!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7"/>
          <table:table-cell office:value-type="string" calcext:value-type="string">
            <text:p>Doria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7"/>
          <table:table-cell office:value-type="string" calcext:value-type="string">
            <text:p>Samu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amuel</text:p>
          </table:table-cell>
          <table:table-cell table:number-columns-repeated="2"/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2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6])+(0.6*[.H26])+(0.3*[.I26])" office:value-type="float" office:value="6.3025" calcext:value-type="float">
            <text:p>6.3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7"/>
          <table:table-cell office:value-type="string" calcext:value-type="string">
            <text:p>Mel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float" office:value="6.2275" calcext:value-type="float">
            <text:p>6.2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7"/>
          <table:table-cell office:value-type="string" calcext:value-type="string">
            <text:p>Pac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38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28])+(0.6*[.H28])+(0.3*[.I28])" office:value-type="float" office:value="6.7225" calcext:value-type="float">
            <text:p>6.7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table:number-columns-repeated="2"/>
          <table:table-cell table:style-name="ce65" office:value-type="string" calcext:value-type="string">
            <text:p>Selene</text:p>
          </table:table-cell>
          <table:table-cell table:style-name="ce72"/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table:style-name="ce6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elene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elene</text:p>
          </table:table-cell>
          <table:table-cell table:style-name="ce138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 table:formula="of:=(0.1*[.G29])+(0.6*[.H29])+(0.3*[.I29])" office:value-type="float" office:value="6.3625" calcext:value-type="float">
            <text:p>6.4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7"/>
          <table:table-cell office:value-type="string" calcext:value-type="string">
            <text:p>Abb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8" table:formula="of:=(0.1*[.G30])+(0.6*[.H30])+(0.3*[.I30])" office:value-type="float" office:value="5.7925" calcext:value-type="float">
            <text:p>5.8</text:p>
          </table:table-cell>
          <table:table-cell table:style-name="Default"/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Default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7"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7"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7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67" office:value-type="string" calcext:value-type="string">
            <text:p><text:s/></text:p>
          </table:table-cell>
          <table:table-cell table:style-name="ce78" table:formula="of:=(0.1*[.G31])+(0.6*[.H31])+(0.3*[.I31])" office:value-type="float" office:value="6.0775" calcext:value-type="float">
            <text:p>6.1</text:p>
          </table:table-cell>
          <table:table-cell/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7" table:number-columns-repeated="2"/>
          <table:table-cell office:value-type="string" calcext:value-type="string">
            <text:p>Alin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/>
          <table:table-cell table:style-name="ce7"/>
          <table:table-cell table:style-name="ce67"/>
          <table:table-cell table:style-name="ce78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4"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2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2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/>
          <table:table-cell table:style-name="ce57" table:number-columns-repeated="8"/>
          <table:table-cell table:style-name="ce57" office:value-type="string" calcext:value-type="string">
            <text:p>11 Ma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06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7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08</text:p>
          </table:table-cell>
          <table:table-cell table:number-columns-repeated="2"/>
          <table:table-cell table:style-name="ce110"/>
          <table:table-cell table:style-name="ce11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office:value-type="string" calcext:value-type="string">
            <text:p>(.py script)</text:p>
          </table:table-cell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/>
          <table:table-cell table:style-name="ce7"/>
          <table:table-cell table:style-name="ce57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ce67" office:value-type="string" calcext:value-type="string">
            <text:p>Optional</text:p>
          </table:table-cell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68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number-columns-repeated="866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2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05" office:value-type="string" calcext:value-type="string">
            <text:p>Secon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4.1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42" office:value-type="string" calcext:value-type="string">
            <text:p>HW_05.x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6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number-columns-repeated="866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3" table:formula="of:=AVERAGE([.U14];[.Z14])" office:value-type="string" office:string-value="" calcext:value-type="error">
            <text:p>#DIV/0!</text:p>
          </table:table-cell>
          <table:table-cell table:style-name="ce10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107"/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3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3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3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3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11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3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formula="of:=AVERAGE([.Q20];[.V20];[.AA20])" office:value-type="float" office:value="9.5" calcext:value-type="float">
            <text:p>9.5</text:p>
          </table:table-cell>
          <table:table-cell table:style-name="ce93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3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3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3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3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3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3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3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3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4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3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22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93"/>
        <table:table-column table:style-name="co15" table:default-cell-style-name="ce93"/>
        <table:table-column table:style-name="co15" table:default-cell-style-name="ce107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8" office:value-type="string" calcext:value-type="string">
            <text:p>Inglés IX</text:p>
          </table:table-cell>
          <table:table-cell table:number-columns-repeated="23"/>
          <table:table-cell table:style-name="ce143"/>
          <table:table-cell table:number-columns-repeated="870"/>
        </table:table-row>
        <table:table-row table:style-name="ro4">
          <table:table-cell/>
          <table:table-cell table:style-name="ce58" office:value-type="string" calcext:value-type="string">
            <text:p>9B_3P</text:p>
          </table:table-cell>
          <table:table-cell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7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48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7"/>
          <table:table-cell table:number-columns-repeated="3"/>
          <table:table-cell table:style-name="ce108"/>
          <table:table-cell table:style-name="Default"/>
          <table:table-cell table:style-name="ce113"/>
          <table:table-cell table:style-name="ce115" office:value-type="string" calcext:value-type="string" table:number-columns-spanned="5" table:number-rows-spanned="1">
            <text:p>Formative Assessments <text:s/>==&gt;</text:p>
          </table:table-cell>
          <table:covered-table-cell table:style-name="ce115"/>
          <table:covered-table-cell table:style-name="Default"/>
          <table:covered-table-cell table:number-columns-repeated="2"/>
          <table:table-cell table:style-name="ce113"/>
          <table:table-cell table:number-columns-repeated="4"/>
          <table:table-cell table:style-name="ce57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8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7"/>
          <table:table-cell table:style-name="ce101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110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8"/>
          <table:table-cell table:style-name="ce57"/>
          <table:table-cell table:style-name="ce110"/>
          <table:table-cell/>
          <table:table-cell table:style-name="ce78" office:value-type="string" calcext:value-type="string">
            <text:p>25 Mar</text:p>
          </table:table-cell>
          <table:table-cell table:style-name="ce57" table:number-columns-repeated="4"/>
          <table:table-cell table:style-name="ce57" office:value-type="string" calcext:value-type="string">
            <text:p>01 Apr</text:p>
          </table:table-cell>
          <table:table-cell table:style-name="ce57" table:number-columns-repeated="3"/>
          <table:table-cell table:style-name="ce57" office:value-type="string" calcext:value-type="string">
            <text:p>08 Apr</text:p>
          </table:table-cell>
          <table:table-cell table:style-name="ce57" table:number-columns-repeated="865"/>
        </table:table-row>
        <table:table-row table:style-name="ro8">
          <table:table-cell table:number-columns-repeated="4"/>
          <table:table-cell table:style-name="ce104"/>
          <table:table-cell/>
          <table:table-cell table:style-name="ce149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4"/>
          <table:table-cell table:style-name="ce57"/>
          <table:table-cell table:style-name="ce110"/>
          <table:table-cell/>
          <table:table-cell table:style-name="ce166" office:value-type="string" calcext:value-type="string">
            <text:p>Week 10</text:p>
          </table:table-cell>
          <table:table-cell table:style-name="ce166"/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1</text:p>
          </table:table-cell>
          <table:table-cell table:number-columns-repeated="2"/>
          <table:table-cell table:style-name="ce110"/>
          <table:table-cell/>
          <table:table-cell table:style-name="ce120" office:value-type="string" calcext:value-type="string">
            <text:p>Week 12</text:p>
          </table:table-cell>
          <table:table-cell table:number-columns-repeated="3"/>
          <table:table-cell table:style-name="ce116" office:value-type="string" calcext:value-type="string">
            <text:p>Week 13</text:p>
          </table:table-cell>
          <table:table-cell table:style-name="ce110"/>
          <table:table-cell table:style-name="ce116" office:value-type="string" calcext:value-type="string">
            <text:p>Week 14</text:p>
          </table:table-cell>
          <table:table-cell table:style-name="ce110"/>
          <table:table-cell table:style-name="ce11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4"/>
          <table:table-cell table:style-name="ce57"/>
          <table:table-cell/>
          <table:table-cell table:style-name="ce57"/>
          <table:table-cell table:style-name="Default" table:number-columns-repeated="2"/>
          <table:table-cell table:style-name="ce130"/>
          <table:table-cell table:number-columns-repeated="2"/>
          <table:table-cell table:style-name="ce57"/>
          <table:table-cell/>
          <table:table-cell table:style-name="ce93"/>
          <table:table-cell/>
          <table:table-cell table:style-name="ce7"/>
          <table:table-cell table:style-name="ce57"/>
          <table:table-cell table:style-name="ce72"/>
          <table:table-cell table:style-name="ce93"/>
          <table:table-cell table:number-columns-repeated="2"/>
          <table:table-cell table:style-name="ce57" office:value-type="string" calcext:value-type="string">
            <text:p>EXAMS 3P</text:p>
          </table:table-cell>
          <table:table-cell table:style-name="ce7"/>
          <table:table-cell table:style-name="ce57" office:value-type="string" calcext:value-type="string">
            <text:p>EASTER <text:s/>WEEK</text:p>
          </table:table-cell>
          <table:table-cell table:style-name="ce7"/>
          <table:table-cell table:style-name="ce57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105"/>
          <table:table-cell table:style-name="ce111"/>
          <table:table-cell table:style-name="ce105"/>
          <table:table-cell table:style-name="Default" table:number-columns-repeated="2"/>
          <table:table-cell table:style-name="ce106" office:value-type="string" calcext:value-type="string">
            <text:p>Weekly</text:p>
          </table:table-cell>
          <table:table-cell table:style-name="ce117"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/>
          <table:table-cell table:style-name="ce111"/>
          <table:table-cell table:style-name="ce105"/>
          <table:table-cell table:style-name="ce130"/>
          <table:table-cell table:style-name="ce117" office:value-type="string" calcext:value-type="string">
            <text:p>Weekly</text:p>
          </table:table-cell>
          <table:table-cell table:number-columns-repeated="3"/>
          <table:table-cell table:style-name="ce111"/>
          <table:table-cell/>
          <table:table-cell table:style-name="ce111"/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150" office:value-type="string" calcext:value-type="string">
            <text:p>3P</text:p>
          </table:table-cell>
          <table:table-cell table:style-name="ce108"/>
          <table:table-cell table:style-name="ce7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05" office:value-type="string" calcext:value-type="string">
            <text:p>Third Exam</text:p>
          </table:table-cell>
          <table:table-cell table:style-name="ce106"/>
          <table:table-cell table:style-name="ce112"/>
          <table:table-cell table:style-name="ce114"/>
          <table:table-cell table:style-name="ce117" office:value-type="string" calcext:value-type="string">
            <text:p>HW_07.1</text:p>
          </table:table-cell>
          <table:table-cell table:style-name="ce117" office:value-type="string" calcext:value-type="string">
            <text:p>HW_07.2</text:p>
          </table:table-cell>
          <table:table-cell table:style-name="ce106" office:value-type="string" calcext:value-type="string">
            <text:p>Particip.</text:p>
          </table:table-cell>
          <table:table-cell table:style-name="ce118"/>
          <table:table-cell table:style-name="ce112"/>
          <table:table-cell table:style-name="ce114"/>
          <table:table-cell table:style-name="ce130" office:value-type="string" calcext:value-type="string">
            <text:p>HW_08.1</text:p>
          </table:table-cell>
          <table:table-cell table:style-name="ce117" office:value-type="string" calcext:value-type="string">
            <text:p>Particip.</text:p>
          </table:table-cell>
          <table:table-cell/>
          <table:table-cell table:style-name="ce112"/>
          <table:table-cell table:style-name="ce114"/>
          <table:table-cell table:style-name="ce130" office:value-type="string" calcext:value-type="string">
            <text:p>HW_09.1</text:p>
          </table:table-cell>
          <table:table-cell table:style-name="ce117" office:value-type="string" calcext:value-type="string">
            <text:p>Particip.</text:p>
          </table:table-cell>
          <table:table-cell table:number-columns-repeated="2"/>
          <table:table-cell table:style-name="ce130" office:value-type="string" calcext:value-type="string">
            <text:p>HW_10.1</text:p>
          </table:table-cell>
          <table:table-cell table:style-name="ce112"/>
          <table:table-cell table:style-name="ce130"/>
          <table:table-cell table:style-name="ce112"/>
          <table:table-cell table:style-name="ce130"/>
          <table:table-cell table:number-columns-repeated="861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8"/>
          <table:table-cell table:style-name="ce57" table:number-columns-repeated="3"/>
          <table:table-cell table:number-columns-repeated="2"/>
          <table:table-cell table:style-name="ce106" office:value-type="string" calcext:value-type="string">
            <text:p>\</text:p>
          </table:table-cell>
          <table:table-cell table:style-name="ce106"/>
          <table:table-cell table:style-name="ce112"/>
          <table:table-cell table:style-name="ce114"/>
          <table:table-cell table:style-name="ce167" table:number-columns-repeated="2"/>
          <table:table-cell table:style-name="ce106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/>
          <table:table-cell table:style-name="ce112"/>
          <table:table-cell table:style-name="ce114"/>
          <table:table-cell table:style-name="ce130"/>
          <table:table-cell table:style-name="ce142"/>
          <table:table-cell table:style-name="ce117" table:number-columns-repeated="2"/>
          <table:table-cell table:number-columns-repeated="866"/>
        </table:table-row>
        <table:table-row table:style-name="ro1">
          <table:table-cell/>
          <table:table-cell table:style-name="ce5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7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7"/>
          <table:table-cell table:style-name="ce7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7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iss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7"/>
          <table:table-cell table:style-name="ce7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7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Hu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7"/>
          <table:table-cell table:style-name="ce7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7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im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7"/>
          <table:table-cell table:style-name="ce7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7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/>
          <table:table-cell table:style-name="ce138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5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7"/>
          <table:table-cell table:style-name="ce7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7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arlos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7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68"/>
          <table:table-cell table:style-name="ce78" table:formula="of:=(0.1*[.G20])+(0.6*[.H20])+(0.3*[.I20])" office:value-type="string" office:string-value="" calcext:value-type="error">
            <text:p>#DIV/0!</text:p>
          </table:table-cell>
          <table:table-cell table:style-name="ce68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4" office:value-type="string" calcext:value-type="string">
            <text:p>Melissa</text:p>
          </table:table-cell>
          <table:table-cell table:style-name="ce107" table:number-columns-repeated="2"/>
          <table:table-cell table:style-name="ce64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 table:style-name="ce107"/>
          <table:table-cell table:style-name="ce64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7"/>
          <table:table-cell table:style-name="ce7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7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Uri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7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evin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7"/>
          <table:table-cell table:style-name="ce7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7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8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7"/>
          <table:table-cell table:style-name="ce7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7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ego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7"/>
          <table:table-cell table:style-name="ce7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7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Kassandr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7"/>
          <table:table-cell table:style-name="ce7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7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fn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7"/>
          <table:table-cell table:style-name="ce7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7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9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Rosas Pineda SELENE <text:s/>Nicole</text:p>
          </table:table-cell>
          <table:table-cell table:style-name="ce65" office:value-type="string" calcext:value-type="string">
            <text:p>Selene</text:p>
          </table:table-cell>
          <table:table-cell table:style-name="ce67"/>
          <table:table-cell table:style-name="ce7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7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nette</text:p>
          </table:table-cell>
          <table:table-cell table:number-columns-repeated="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5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7"/>
          <table:table-cell table:style-name="ce78"/>
          <table:table-cell/>
          <table:table-cell table:style-name="ce72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>
          <table:table-cell/>
          <table:table-cell table:style-name="ce5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1" table:number-rows-repeated="2">
          <table:table-cell/>
          <table:table-cell table:style-name="ce59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07" table:number-columns-repeated="2"/>
          <table:table-cell table:number-columns-repeated="2"/>
          <table:table-cell table:style-name="ce72" table:number-columns-repeated="2"/>
          <table:table-cell/>
          <table:table-cell table:style-name="ce107"/>
          <table:table-cell table:number-columns-repeated="3"/>
          <table:table-cell table:style-name="ce107"/>
          <table:table-cell table:number-columns-repeated="873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1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20:04:00.839558659</dc:date>
    <meta:editing-duration>P3DT7H47M50S</meta:editing-duration>
    <meta:editing-cycles>584</meta:editing-cycles>
    <meta:generator>LibreOffice/7.3.7.2$Linux_X86_64 LibreOffice_project/30$Build-2</meta:generator>
    <meta:document-statistic meta:table-count="3" meta:cell-count="923" meta:object-count="0"/>
  </office:meta>
</office:document-meta>
</file>